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officeooo:rsid="000e1fff" officeooo:paragraph-rsid="000e1fff" style:font-size-asian="12pt" style:font-size-complex="12pt"/>
    </style:style>
    <style:style style:name="P4" style:family="paragraph" style:parent-style-name="Standard">
      <style:text-properties style:font-name="Arial" fo:font-size="12pt" officeooo:paragraph-rsid="000e1fff" style:font-size-asian="12pt" style:font-size-complex="12pt"/>
    </style:style>
    <style:style style:name="P5"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font-weight="bold" officeooo:rsid="000e1fff" officeooo:paragraph-rsid="000e1fff" style:font-size-asian="16pt" style:font-weight-asian="bold" style:font-size-complex="16pt" style:font-weight-complex="bold"/>
    </style:style>
    <style:style style:name="P8" style:family="paragraph" style:parent-style-name="Standard">
      <style:text-properties style:font-name="Arial" fo:font-size="12pt" officeooo:rsid="000e1fff" officeooo:paragraph-rsid="000e1fff" style:font-size-asian="12pt" style:font-size-complex="12pt"/>
    </style:style>
    <style:style style:name="P9" style:family="paragraph" style:parent-style-name="Standard">
      <style:text-properties style:font-name="Arial" fo:font-size="12pt" officeooo:rsid="00117646" officeooo:paragraph-rsid="00117646"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e1fff"/>
    </style:style>
    <style:style style:name="T3" style:family="text">
      <style:text-properties style:text-position="super 58%"/>
    </style:style>
    <style:style style:name="T4" style:family="text">
      <style:text-properties style:text-position="super 58%" officeooo:rsid="000e1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Ğ<text:span text:style-name="T2">economics</text:span></text:p>
      <text:p text:style-name="P7">Principe Général</text:p>
      <text:p text:style-name="P1"/>
      <text:p text:style-name="P2"/>
      <text:p text:style-name="P3">Pour jouer correctement avec le principe Ğeconomics des naissances et des morts, outre assurer le suivi précis des générations de joueurs qui vivent 10 tours de 8 ans, soit 80 ans en tout, mort et naissance inclus, il convient de « faire tourner » à la fois les billets de monnaie, ainsi que les strates de valeurs économiques.</text:p>
      <text:p text:style-name="P3"/>
      <text:p text:style-name="P3">Chaque tour = 8 ans, donc 10 tours font un jeu complet, on peut jouer aussi 15 tours ou 20 tours ou plus, mais on doit s'en tenir au minimum à une espérance de vie.</text:p>
      <text:p text:style-name="P2"/>
      <text:p text:style-name="P5">Monnaie</text:p>
      <text:p text:style-name="P2"/>
      <text:p text:style-name="P2">Une monnaie relative formée de <text:span text:style-name="T2">x</text:span> niveaux de billets, Rouge, Jaune, Vert, Bleu, indexés les uns sur les autres (marqué sur chaque billet, <text:span text:style-name="T2">cf images exemples</text:span>), <text:span text:style-name="T2">par exemple :</text:span></text:p>
      <text:p text:style-name="P2"/>
      <text:p text:style-name="P2">1 Rouge = 2 <text:span text:style-name="T2">bleus</text:span></text:p>
      <text:p text:style-name="P2">1 Jaune = 2 Rouges</text:p>
      <text:p text:style-name="P2">1 Vert = 2 Jaunes</text:p>
      <text:p text:style-name="P3">1 Bleu = 2 Verts</text:p>
      <text:p text:style-name="P3">etc. (on peut s'en tenir au minimum à 4 couleurs, et autant que l'on veut si nécessaire).</text:p>
      <text:p text:style-name="P3"/>
      <text:p text:style-name="P3"><text:span text:style-name="T1">NB :</text:span> A noter que quelque soit le nombre « n+1 » de couleurs, donc 1 en attente et « n » en jeu on a un nombre x de DU (compté par exemple sur la valeur la plus basse) :</text:p>
      <text:p text:style-name="P3"/>
      <text:p text:style-name="P3">x DU = 1 + 2 + 4 + … + 2<text:span text:style-name="T3">n-1</text:span></text:p>
      <text:p text:style-name="P4"/>
      <text:p text:style-name="P4"><text:span text:style-name="T2">Qui reste stable entre deux tours, puisque le 1 sortira du jeu, les puissances seront décalées à gauche, et la couleur en attente entre en remplaçant la couleur la plus haute pour 2</text:span><text:span text:style-name="T4">n-1 </text:span><text:span text:style-name="T2">DU ( 2</text:span><text:span text:style-name="T4">3-1</text:span><text:span text:style-name="T2"> = 4 DU avec 3 couleurs).</text:span></text:p>
      <text:p text:style-name="P3"/>
      <text:p text:style-name="P3">Et cela revient à multiplier la valeur quantitative de la monnaie par 2 = (1+10 %)<text:span text:style-name="T3">8</text:span></text:p>
      <text:p text:style-name="P2"/>
      <text:p text:style-name="P5">Valeurs économiques</text:p>
      <text:p text:style-name="P2"/>
      <text:p text:style-name="P3">Les valeurs économiques devraient être aussi stratifiées, mais ne doivent « tourner » que lorsque l'un des joueurs a atteint une cible pré-déterminée (lorsqu'il atteint la valeur économique « en attente », alors les valeurs économiques « les plus basses » sont sorties du jeu).</text:p>
      <text:p text:style-name="P3"/>
      <text:p text:style-name="P3">Prenons pour exemple d'application les règles Ğeconomicus suivantes (exemples : pour « la corbeille », alors il faut 4 cartes pour réaliser une valeur supérieure, au monopoly il faut 3 terrains pour pouvoir construire des maisons, aux 7 familles il faut 7 cartes de la même famille, etc. ces règles fonctionnent pour beaucoup de « fork » de jeu, ou pour de nouveaux jeux qui peuvent être inventés sur cette même base).</text:p>
      <text:p text:style-name="P2"/>
      <text:p text:style-name="P2"><text:span text:style-name="T2">Valeurs de Niveau </text:span>Cuivre =<text:tab/>4 <text:span text:style-name="T2">Or</text:span></text:p>
      <text:p text:style-name="P2"><text:span text:style-name="T2">Valeurs de Niveau </text:span>Fer =<text:tab/><text:tab/>4 Cuivre</text:p>
      <text:p text:style-name="P2"><text:span text:style-name="T2">Valeurs de Niveau </text:span>Argent =<text:tab/>4 Fer</text:p>
      <text:p text:style-name="P2"><text:span text:style-name="T2">Valeurs de Niveau </text:span>Or =<text:tab/><text:tab/>4 Argent</text:p>
      <text:p text:style-name="P2"/>
      <text:p text:style-name="P3"><text:soft-page-break/>Si la valeur économique la plus basse est le niveau « Cuivre » alors le niveau « or » est en attente. Lorsqu'on réalise les valeurs de niveau « Cuivre » nécessaires permettant de réaliser une valeur de niveau « Fer », alors on tire une valeur de niveau « Fer » et on reprend des valeurs « Cuivre ».</text:p>
      <text:p text:style-name="P3"/>
      <text:p text:style-name="P3">Puis, plus tard lorsqu'un joueur réalise les valeurs « Fer » permettant de réaliser les valeurs « Argent », on tire une valeur « Argent », et on reprend toujours des valeurs « Cuivre ».</text:p>
      <text:p text:style-name="P3"/>
      <text:p text:style-name="P3">Si l'un des joueurs atteint le niveau « Or », alors les valeurs de niveau « Cuivre » sont sorties du jeu, et les valeurs économiques de base deviennent alors les valeurs de niveau « Fer ».</text:p>
      <text:p text:style-name="P3"/>
      <text:p text:style-name="P3">Idem que pour les billets, il est nécessaire que les valeurs économiques soit indexées textuellement les unes sur les autres (afin que les joueurs voient directement les relations de valeur en cours de jeu).</text:p>
      <text:p text:style-name="P3"/>
      <text:p text:style-name="P9">On peut donc soit utiliser des niveaux valeurs économiques de formes différentes (des cartes amènent à des briques, qui amènent à des étoiles etc...), ou bien de formes identiques mais de couleur (comme les billets) ou de symbole de reconnaissance différent (exemple : symboles du Cuivre, du Fer, de l'Argent, de 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by </meta:initial-creator>
    <meta:creation-date>2015-01-11T07:19:04</meta:creation-date>
    <dc:date>2015-06-11T09:43:52.506325618</dc:date>
    <dc:creator>Bobby </dc:creator>
    <meta:editing-duration>PT39M13S</meta:editing-duration>
    <meta:editing-cycles>7</meta:editing-cycles>
    <meta:generator>LibreOffice/4.4.3.2$Linux_X86_64 LibreOffice_project/40m0$Build-2</meta:generator>
    <meta:document-statistic meta:table-count="0" meta:image-count="0" meta:object-count="0" meta:page-count="2" meta:paragraph-count="27" meta:word-count="639" meta:character-count="3389" meta:non-whitespace-character-count="2775"/>
  </office:meta>
</office:document-meta>
</file>